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2a6099" loext:opacity="100%" fo:font-style="italic" officeooo:rsid="000fe4d0" officeooo:paragraph-rsid="000fe4d0" style:font-style-asian="italic" style:font-style-complex="italic"/>
    </style:style>
    <style:style style:name="P2" style:family="paragraph" style:parent-style-name="Standard">
      <style:text-properties fo:color="#2a6099" loext:opacity="100%" fo:font-style="italic" style:text-underline-style="none" officeooo:rsid="000fe4d0" officeooo:paragraph-rsid="000fe4d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6. CUESTIONES DE REPASO</text:p>
      <text:p text:style-name="Standard">1.- Describe el protocolo “Internet Protocol” de la arquitectura TCP/IP, indicando sus</text:p>
      <text:p text:style-name="Standard">características fundamentales (capa, servicios que ofrece, tareas que realiza, cómo las</text:p>
      <text:p text:style-name="Standard">realiza….).</text:p>
      <text:p text:style-name="P1">El protocolo IP se diseñó para facilitar la interconexión de redes. Su misión es proporcionar transporte de datagramas del origen al destino sin importar si estan en la misma red. </text:p>
      <text:p text:style-name="P1">Proporciona un sercvicio no orientado a conexión, por lo que no existe seguridad en la entrega de los paquetes. Además, es capaz de conducir paquetes a través de diferentes redes interconectadas, lo que significa que los paquetes pueden ser ser encaminados mediantes routers entre diferentes subredes.</text:p>
      <text:p text:style-name="Standard">2.- En la cabecera del protocolo IP aparecen unos campos denominados “flags” o “banderas”.</text:p>
      <text:p text:style-name="Standard">Indica para qué sirve cada uno de ellos.</text:p>
      <text:p text:style-name="P1">Son tres bits de los cuales el primero no se utiliza y debe ser 0. el segundo, se llama bandera de no fragmentar e indica que el datagrama no debe fragmentarse para alcanzar el destino. El tercer bit es la bandera de mas fragmentos que lleva activado cada fragmento de un datagrama para indicar que no esta completo, exceptuando el último.</text:p>
      <text:p text:style-name="Standard">3.- Indica para qué se utiliza el campo “Time To Live” en la cabecera IP. ¿ Qué situaciones se</text:p>
      <text:p text:style-name="Standard">resolverían con dicho campo y su modo de funcionamento ?</text:p>
      <text:p text:style-name="P2">La finalidad de este campo es evitar que paquetes perdidos circulen por lña red indefinidamente, para ello cada enrutador que encamina el paquete le resta valor al TTL. Cuando se pone a 0 el enrutador borra el paquete.</text:p>
      <text:p text:style-name="Standard">4.- Describe el esquema de direccionamiento de IP Versión 4 (división de la dirección en</text:p>
      <text:p text:style-name="Standard">red/host, tipos de redes, la cantidad de host que contiene cada red, y las características de</text:p>
      <text:p text:style-name="Standard">asignación de direcciones).</text:p>
      <text:p text:style-name="P1">Cada host debe tener un dirección IP que identifica la red a la que pertenece. Siendo una combinación única.</text:p>
      <text:p text:style-name="P1">La clase A cuenta con 8 bits de red y 24 bits para el host</text:p>
      <text:p text:style-name="P1">la clase B cuenta con 16 bits de red y los 16 restantes para el host</text:p>
      <text:p text:style-name="P1">La clase C cuenta con 24 bits de red y 8 para el host</text:p>
      <text:p text:style-name="Standard">5.- Describe qué es y para qué sirve la “máscara de red” en la configuración de la dirección IP</text:p>
      <text:p text:style-name="Standard">de un host.</text:p>
      <text:p text:style-name="P1">La mascara de red define las direcciones que son locales, especifica todas las direcciones de los equipos con los que se puede comunicar el host sin intervencion del enrutador.</text:p>
      <text:p text:style-name="Standard">6.- Direcciones IP privadas: ¿ Qué son ? ¿ Para qué sirven ? ¿ Cuales son las que tenemos</text:p>
      <text:p text:style-name="Standard">disponibles según el estándar ?</text:p>
      <text:p text:style-name="P1">Son direcciones reservadas que tienen como finalidad asignar libremente direcciones en una red local que no serán propagadas a internet.</text:p>
      <text:p text:style-name="Standard">7.- ¿ Cuáles son las direcciones de autoconfiguración de IP version 4 ? ¿ Cuando se utilizan y</text:p>
      <text:p text:style-name="Standard">cómo funcionan ?</text:p>
      <text:p text:style-name="Standard">8.- ¿ Qué es VLSM (Variable Length Subnet Mask) y para qué se utiliza ?. Indica al menos un</text:p>
      <text:p text:style-name="Standard">ejemplo práctico de uso de VLSM.</text:p>
      <text:p text:style-name="P1">VLSM se usa para aprovechar mejor lsa direcciones y resolver los problemas indicados, diviendos las redes asignadas en subredes con subconjuntos de direcciones de la red que pueden ser enrutables. </text:p>
      <text:p text:style-name="P1">Por ejemplo: en una red de clase C, disponemos de 8 bits para el host. Si tomamos un bit para la identificación de subred, tendremos 21 = 2 subredes cada una con 27 = 128 direcciones distintas. Si tomamos dos bits para la identificación de subred, tendremos 22 = 4 subredes cada una con 26 = 64 direcciones distintas. Si tomamos tres bits para la identificación de subred, tendremos 23 = 8 subredes cada una con 25 = 32 direcciones distintas. Podríamos seguir hasta hacer 128 redes con dos direcciones, aunque no sería útil para un caso práctico. </text:p>
      <text:p text:style-name="Standard">9.- ¿ Qué es el CIDR (Classless Interdomain Routing) y por qué se diseño esa técnica ?</text:p>
      <text:p text:style-name="P1"><text:soft-page-break/>Se diseño ante la escasez de direcciones IP. Asigna un conjunto de redes de clase C donde se necesita un red de clase B.</text:p>
      <text:p text:style-name="Standard">10.- Describe brevemente en qué consiste la tabla de enrutamiento y cómo funciona.</text:p>
      <text:p text:style-name="Standard">11.- ¿ Qué son los protocolos de enrutamiento en la arquitectura TCP/IP y cuáles son sus</text:p>
      <text:p text:style-name="Standard">funciones ?</text:p>
      <text:p text:style-name="Standard">12.- Indica y describe brevemente las mejoras que ofrece el protocolo IP versión 6 sobre el</text:p>
      <text:p text:style-name="Standard">antiguo IP versión 4.</text:p>
      <text:p text:style-name="P1">el campo de direcciones ampliado a 128 bits frente a 32 del IPv4.</text:p>
      <text:p text:style-name="P1"><text:s/>Las direcciones de multidifusión pasan a ser parte de las especificaciones y no opcional como en la versión anterior. IPv6 no contempla difusión global, en su lugar presenta la posibilidad de difusión enviando un paquete al grupo de multidifusión “todos los hosts” del enlace local.</text:p>
      <text:p text:style-name="P1">Direcciones de autoconfiguración sin estado (Stateless Address Autoconfiguration SLAAC). Los nodos IPv6 pueden configurarse a sí mismos automáticamente cuando son conectados a una red ruteada en IPv6 usando los mensajes de descubrimiento de routers de ICMPv6</text:p>
      <text:p text:style-name="Standard">13.- Indica los tipos de direcciones IP versión 4, y describe para qué se utilizan.</text:p>
      <text:p text:style-name="Standard">14.- Describe cuales son las direcciones de enlace loca y los índices de zona del protocolo IP</text:p>
      <text:p text:style-name="Standard">versión 6</text:p>
      <text:p text:style-name="Standard">15.- Describe el funcionamiento y utilidad del protocolo ICMP (Internet Control Message</text:p>
      <text:p text:style-name="Standard">Protocol)</text:p>
      <text:p text:style-name="Standard">16.- ¿ En qué situaciones se necesita utilizar el protocolo ARP ? ¿ Cuál es su utilidad ?</text:p>
      <text:p text:style-name="Standard">17.- Describe el funcionamiento del protocolo ARP.</text:p>
      <text:p text:style-name="Standard">18.- ¿ Para qué sirve el protocolo RARP ?. Indica al menos un ejemplo en que se usaría el</text:p>
      <text:p text:style-name="Standard">protocolo RARP</text:p>
      <text:p text:style-name="Standard">19.- Describe el protocolo TCP en la arquitectura TCP/IP (capa, servicios que ofrece, tareas</text:p>
      <text:p text:style-name="Standard">que realiza, cómo las realiza….).</text:p>
      <text:p text:style-name="Standard">20.- ¿ Qué es un “puerto” en el protocolo TCP de la arquitectura TCP/IP ? ¿ Qué es un</text:p>
      <text:p text:style-name="Standard">“socket” ?</text:p>
      <text:p text:style-name="Standard">21.- ¿ Para qué sirven los puertos y los sockets en el protocolo TCP ?</text:p>
      <text:p text:style-name="Standard">22.- Indica y describe los tipos de puertos que se definen en la capa de transporte de TCP/IP.</text:p>
      <text:p text:style-name="Standard">23.- Detalla cómo se establece una conexión en TCP y como se libera de forma normal.</text:p>
      <text:p text:style-name="Standard">24.- Describe el protocolo UDP en la arquitectura TCP/IP (capa, servicios que ofrece, tareas</text:p>
      <text:p text:style-name="Standard">que realiza, cómo las realiza….)</text:p>
      <text:p text:style-name="Standard">25.- ¿ Por qué la capa de transporte la arquitectura TCP/IP tiene dos protocolos distintos ?</text:p>
      <text:p text:style-name="Standard">¿ En qué casos o situaciones se utiliza TCP y en cuáles se escoge UDP ?</text:p>
      <text:p text:style-name="Standard">26.- ¿ Para qué se utiliza el protocolo DHCP (Dinamic Host Configuration Protocol) ?</text:p>
      <text:p text:style-name="Standard">27.- ¿ Cómo funciona el protocolo DHCP ?. Describe todo el diálogo que se realiza entre los</text:p>
      <text:p text:style-name="Standard">equipos cliente DHCP y servidores DHCP.</text:p>
      <text:p text:style-name="Standard">28.- ¿ Qué ventajas tiene el uso de DHCP en una organización ?</text:p>
      <text:p text:style-name="Standard">29.- Describe para qué sirve el protocolo DNS.</text:p>
      <text:p text:style-name="Standard">30.- ¿ Cuál es la estructura y distribución de los nombres de dominio en DNS ?</text:p>
      <text:p text:style-name="Standard">31.- Describe el funcionamiento del protocolo DNS con un ejemplo, desde que el cliente hace la</text:p>
      <text:p text:style-name="Standard">solicitud, hasta que al final recibe la respuesta correcta del servidor (suponiendo que el</text:p>
      <text:p text:style-name="Standard">servidor no tiene en su caché local el registro correspondiente a la petición).</text:p>
      <text:p text:style-name="Standard">32.- Describe la arquitectura de servidores DNS, detallando conceptos como:Dominio, Zona,</text:p>
      <text:p text:style-name="Standard">Autoridad, Servidor de dominio.</text:p>
      <text:p text:style-name="Standard">33.- Describe las principales características del sistema de dominios DNS.</text:p>
      <text:p text:style-name="Standard">34.- ¿ Para qué sirve el protocolo SNMP ? ¿ Qué ventajas tiene su utilización en una</text:p>
      <text:p text:style-name="Standard">organización ?</text:p>
      <text:p text:style-name="Standard">35.- Describe brevemente el funcionamiento general del protocolo SNMP.</text:p>
      <text:p text:style-name="Standard">36.- ¿ Que desventajas puede tener el uso de SNMP ?</text:p>
      <text:p text:style-name="Standard">37.- Define los siguientes conceptos en el ámbito del protocolo SNMP:</text:p>
      <text:p text:style-name="Standard">- Agente</text:p>
      <text:p text:style-name="Standard"><text:soft-page-break/>- Gestor</text:p>
      <text:p text:style-name="Standard">- MIB</text:p>
      <text:p text:style-name="Standard">- Comunidad</text:p>
      <text:p text:style-name="Standard">- OID</text:p>
      <text:p text:style-name="Standard">- Tra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8:13:44.071000000</meta:creation-date>
    <dc:date>2023-03-14T23:18:16.807000000</dc:date>
    <meta:editing-duration>PT5H4M33S</meta:editing-duration>
    <meta:editing-cycles>1</meta:editing-cycles>
    <meta:document-statistic meta:table-count="0" meta:image-count="0" meta:object-count="0" meta:page-count="3" meta:paragraph-count="84" meta:word-count="1244" meta:character-count="7108" meta:non-whitespace-character-count="5944"/>
    <meta:generator>LibreOffice/7.4.5.1$Windows_X86_64 LibreOffice_project/9c0871452b3918c1019dde9bfac75448afc4b57f</meta:generator>
  </office:meta>
</office:document-meta>
</file>